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rectoryClassPathEntry.co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ClassPathEntry.DirectoryClassPathEntry( Session ticket , String ha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ClassPathEntry.getResource( final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